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aa38" officeooo:paragraph-rsid="0011aa38"/>
    </style:style>
    <style:style style:name="P2" style:family="paragraph" style:parent-style-name="Standard">
      <style:text-properties officeooo:rsid="001817f5" officeooo:paragraph-rsid="001817f5"/>
    </style:style>
    <style:style style:name="P3" style:family="paragraph" style:parent-style-name="Standard">
      <style:text-properties officeooo:rsid="001817f5" officeooo:paragraph-rsid="001a44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tilizando o for crie um programa que calcule a função log Math.log(x) para cada valor do contador. Este programa deve solicitar os valores iniciais, finais e de incremento. E também escrever na tela o resul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16:27.435222649</dc:date>
    <meta:editing-duration>PT25M13S</meta:editing-duration>
    <meta:editing-cycles>13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35" meta:character-count="212" meta:non-whitespace-character-count="178"/>
  </office:meta>
</office:document-meta>
</file>